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rsid="001c3af8" officeooo:paragraph-rsid="001c3a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0中</text:p>
      <text:p text:style-name="P1">1.实现在Vmware中安装debian11,其中遇到的主要问题是第一次安装的时候，没有给足够的硬盘空间，至少需要30G，这样才能正常安装。</text:p>
      <text:p text:style-name="P1">2.切换apt-get 软件源</text:p>
      <text:p text:style-name="P1">3.配置环境</text:p>
      <text:p text:style-name="P1">4.使用Vim,通过本地的vim tutor 来学习使用Vim</text:p>
      <text:p text:style-name="P1">5.学习使用Makefile ,这里只是简单的运用如下代码来编译HelloWorld.c</text:p>
      <text:p text:style-name="P1">hello:</text:p>
      <text:p text:style-name="P1"><text:tab/>cc HelloWorld.c -o hello</text:p>
      <text:p text:style-name="P1">6.学习使用gdb调试code,理解中流程是，编译生成一个类似hello的可执行文件，然后就可以通过如下命令：</text:p>
      <text:p text:style-name="P1">gdb hello </text:p>
      <text:p text:style-name="P1">进入调试状态，但显然我失败了，显示没有得到这个文件。比对官方文档的指南，问题出在要需要显示的告诉编译器我需要调试debug,修正如下</text:p>
      <text:p text:style-name="P1">cc HelloWorld.c -g -Wall – Werror -o hello</text:p>
      <text:p text:style-name="P1">再次尝试gdb，已经可以进行调试</text:p>
      <text:p text:style-name="P1">7.拉取实验文件，创建分支PA0 和PA,成功make搭建测试环境。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5T23:49:25.414000000</meta:creation-date>
    <dc:date>2023-05-06T00:05:47.949000000</dc:date>
    <meta:editing-duration>PT20S</meta:editing-duration>
    <meta:editing-cycles>1</meta:editing-cycles>
    <meta:document-statistic meta:table-count="0" meta:image-count="0" meta:object-count="0" meta:page-count="1" meta:paragraph-count="14" meta:word-count="267" meta:character-count="425" meta:non-whitespace-character-count="406"/>
    <meta:generator>LibreOffice/7.5.3.2$Windows_X86_64 LibreOffice_project/9f56dff12ba03b9acd7730a5a481eea045e468f3</meta:generator>
  </office:meta>
</office:document-meta>
</file>